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51pt"/>
    </style:style>
    <style:style style:name="co5" style:family="table-column">
      <style:table-column-properties fo:break-before="auto" style:column-width="49.15pt"/>
    </style:style>
    <style:style style:name="co6" style:family="table-column">
      <style:table-column-properties fo:break-before="auto" style:column-width="34.41pt"/>
    </style:style>
    <style:style style:name="co7" style:family="table-column">
      <style:table-column-properties fo:break-before="auto" style:column-width="51.25pt"/>
    </style:style>
    <style:style style:name="co8" style:family="table-column">
      <style:table-column-properties fo:break-before="auto" style:column-width="35.8pt"/>
    </style:style>
    <style:style style:name="co9" style:family="table-column">
      <style:table-column-properties fo:break-before="auto" style:column-width="393pt"/>
    </style:style>
    <style:style style:name="co10" style:family="table-column">
      <style:table-column-properties fo:break-before="auto" style:column-width="7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 style:data-style-name="N123"/>
    <style:style style:name="ce6" style:family="table-cell" style:parent-style-name="Default" style:data-style-name="N125"/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>
        <table:iteration table:status="enable" table:steps="200" table:maximum-difference="0.000001"/>
      </table:calculation-settings>
      <table:table table:name="Varying fa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OUNDARY</text:p>
          </table:table-cell>
          <table:table-cell table:style-name="ce2" office:value-type="string" calcext:value-type="string" table:number-columns-spanned="3" table:number-rows-spanned="1">
            <text:p>patching.f</text:p>
          </table:table-cell>
          <table:covered-table-cell table:number-columns-repeated="2" table:style-name="ce3"/>
          <table:table-cell table:style-name="ce3" office:value-type="string" calcext:value-type="string">
            <text:p>BCPen.f</text:p>
          </table:table-cell>
          <table:table-cell table:style-name="ce3"/>
          <table:table-cell table:style-name="ce2" office:value-type="string" calcext:value-type="string" table:number-columns-spanned="2" table:number-rows-spanned="1">
            <text:p>Patchpen</text:p>
          </table:table-cell>
          <table:covered-table-cell table:style-name="ce3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Dirichlet 0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alpha 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Filtro</text:p>
          </table:table-cell>
          <table:table-cell table:style-name="ce3" office:value-type="string" calcext:value-type="string">
            <text:p>fac1</text:p>
          </table:table-cell>
          <table:table-cell table:style-name="ce3" office:value-type="string" calcext:value-type="string">
            <text:p>fac2</text:p>
          </table:table-cell>
          <table:table-cell table:style-name="ce3" office:value-type="string" calcext:value-type="string">
            <text:p>Revienta</text:p>
          </table:table-cell>
          <table:table-cell table:style-name="ce1" office:value-type="string" calcext:value-type="string">
            <text:p>W = 0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0" calcext:value-type="float">
            <text:p>1.00E+0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" calcext:value-type="float">
            <text:p>1.00E+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75" calcext:value-type="float">
            <text:p>0.7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300000" calcext:value-type="float">
            <text:p>3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50000" calcext:value-type="float">
            <text:p>2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00000" calcext:value-type="float">
            <text:p>2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50000" calcext:value-type="float">
            <text:p>1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25000" calcext:value-type="float">
            <text:p>1.25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00" calcext:value-type="float">
            <text:p>1.00E+09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" calcext:value-type="float">
            <text:p>1.00E+07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 = 0.01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</table:table>
      <table:table table:name="Varying NU" table:style-name="ta1">
        <office:forms form:automatic-focus="false" form:apply-design-mode="false"/>
        <table:table-column table:style-name="co3" table:default-cell-style-name="ce5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nu</text:p>
          </table:table-cell>
          <table:table-cell table:style-name="ce3" office:value-type="string" calcext:value-type="string">
            <text:p>EXPLOTA</text:p>
          </table:table-cell>
          <table:table-cell table:style-name="ce3" office:value-type="string" calcext:value-type="string">
            <text:p>W = 0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4.2133" calcext:value-type="float">
            <text:p>4.21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 valor del filtro no tiene nada que ver en esta variación. Da lo mismo si es 10 o 100</text:p>
          </table:table-cell>
        </table:table-row>
        <table:table-row table:style-name="ro1">
          <table:table-cell office:value-type="float" office:value="2" calcext:value-type="float">
            <text:p>2.0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5" calcext:value-type="float">
            <text:p>0.5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1" calcext:value-type="float">
            <text:p>0.1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05" calcext:value-type="float">
            <text:p>0.05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02" calcext:value-type="float">
            <text:p>0.0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formula="of:=+([.A7]+[.A8])/2" office:value-type="float" office:value="0.035" calcext:value-type="float">
            <text:p>0.035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+([.A9]+[.A8])/2" office:value-type="float" office:value="0.0275" calcext:value-type="float">
            <text:p>0.0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formula="of:=+([.A10]+[.A9])/2" office:value-type="float" office:value="0.03125" calcext:value-type="float">
            <text:p>0.0313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+([.A10]+[.A11])/2" office:value-type="float" office:value="0.029375" calcext:value-type="float">
            <text:p>0.02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VECES</text:p>
          </table:table-cell>
          <table:table-cell/>
        </table:table-row>
        <table:table-row table:style-name="ro1" table:number-rows-repeated="7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ac BCPen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u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norm u</text:p>
          </table:table-cell>
          <table:table-cell table:style-name="ce3" office:value-type="string" calcext:value-type="string">
            <text:p>norm w</text:p>
          </table:table-cell>
          <table:table-cell office:value-type="string" calcext:value-type="string">
            <text:p>filtro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2" calcext:value-type="float">
            <text:p>2.000</text:p>
          </table:table-cell>
          <table:table-cell office:value-type="string" calcext:value-type="string">
            <text:p>O(10^1)</text:p>
          </table:table-cell>
          <table:table-cell office:value-type="string" calcext:value-type="string">
            <text:p>O(10^0)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00" calcext:value-type="float">
            <text:p>1000.000</text:p>
          </table:table-cell>
          <table:table-cell office:value-type="string" calcext:value-type="string">
            <text:p>O(10^1)</text:p>
          </table:table-cell>
          <table:table-cell office:value-type="string" calcext:value-type="string">
            <text:p>O(10^0)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000" calcext:value-type="float">
            <text:p>10000.000</text:p>
          </table:table-cell>
          <table:table-cell table:number-columns-repeated="2" office:value-type="string" calcext:value-type="string">
            <text:p>Non physical!!!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0" calcext:value-type="float">
            <text:p>100.0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" calcext:value-type="float">
            <text:p>10.000</text:p>
          </table:table-cell>
          <table:table-cell table:style-name="ce7" office:value-type="string" calcext:value-type="string">
            <text:p>&lt; 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5" calcext:value-type="float">
            <text:p>5.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5" calcext:value-type="float">
            <text:p>5.0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2" calcext:value-type="float">
            <text:p>2.0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.5" calcext:value-type="float">
            <text:p>1.5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" calcext:value-type="float">
            <text:p>1.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0.9" calcext:value-type="float">
            <text:p>0.9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 table:number-rows-repeated="341">
          <table:table-cell/>
          <table:table-cell table:style-name="ce6"/>
          <table:table-cell table:number-columns-repeated="3"/>
        </table:table-row>
        <table:table-row table:style-name="ro1" table:number-rows-repeated="10482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14:35:19.386118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52:49.809595246</meta:creation-date>
    <dc:date>2019-07-03T11:19:03.183561612</dc:date>
    <meta:editing-duration>PT17H45M58S</meta:editing-duration>
    <meta:editing-cycles>27</meta:editing-cycles>
    <meta:generator>LibreOffice/5.2.7.2$Linux_X86_64 LibreOffice_project/20m0$Build-2</meta:generator>
    <meta:document-statistic meta:table-count="3" meta:cell-count="656" meta:object-count="0"/>
  </office:meta>
</office:document-meta>
</file>